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eg height</text:p>
          </table:table-cell>
          <table:table-cell office:value-type="string" calcext:value-type="string">
            <text:p>Neg width</text:p>
          </table:table-cell>
          <table:table-cell office:value-type="string" calcext:value-type="string">
            <text:p>Pos height</text:p>
          </table:table-cell>
          <table:table-cell office:value-type="string" calcext:value-type="string">
            <text:p>Pos wid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3" calcext:value-type="float">
            <text:p>28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1" calcext:value-type="float">
            <text:p>30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1" calcext:value-type="float">
            <text:p>31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7" calcext:value-type="float">
            <text:p>3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2" calcext:value-type="float">
            <text:p>32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0" calcext:value-type="float">
            <text:p>3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6" calcext:value-type="float">
            <text:p>3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1" calcext:value-type="float">
            <text:p>3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3" calcext:value-type="float">
            <text:p>3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1" calcext:value-type="float">
            <text:p>35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8" calcext:value-type="float">
            <text:p>35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2" calcext:value-type="float">
            <text:p>36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9" calcext:value-type="float">
            <text:p>38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1" calcext:value-type="float">
            <text:p>39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1" calcext:value-type="float">
            <text:p>39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4" calcext:value-type="float">
            <text:p>40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5" calcext:value-type="float">
            <text:p>4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4" calcext:value-type="float">
            <text:p>4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6" calcext:value-type="float">
            <text:p>41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0" calcext:value-type="float">
            <text:p>42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6" calcext:value-type="float">
            <text:p>42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7" calcext:value-type="float">
            <text:p>4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8" calcext:value-type="float">
            <text:p>42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2" calcext:value-type="float">
            <text:p>4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3" calcext:value-type="float">
            <text:p>43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3" calcext:value-type="float">
            <text:p>43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8" calcext:value-type="float">
            <text:p>43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0" calcext:value-type="float">
            <text:p>4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1" calcext:value-type="float">
            <text:p>4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2" calcext:value-type="float">
            <text:p>4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5" calcext:value-type="float">
            <text:p>45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9" calcext:value-type="float">
            <text:p>45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9" calcext:value-type="float">
            <text:p>46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2" calcext:value-type="float">
            <text:p>47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2" calcext:value-type="float">
            <text:p>47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5" calcext:value-type="float">
            <text:p>47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7" calcext:value-type="float">
            <text:p>48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9" calcext:value-type="float">
            <text:p>48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2" calcext:value-type="float">
            <text:p>49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2" calcext:value-type="float">
            <text:p>49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8" calcext:value-type="float">
            <text:p>49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7" calcext:value-type="float">
            <text:p>50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9" calcext:value-type="float">
            <text:p>50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0" calcext:value-type="float">
            <text:p>53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1" calcext:value-type="float">
            <text:p>53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4" calcext:value-type="float">
            <text:p>534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7" calcext:value-type="float">
            <text:p>88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55" calcext:value-type="float">
            <text:p>105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AVERAGE([.A2:.A260])" office:value-type="float" office:value="56.8687258687259" calcext:value-type="float">
            <text:p>56.8687258687259</text:p>
          </table:table-cell>
          <table:table-cell table:formula="of:=AVERAGE([.B2:.B260])" office:value-type="float" office:value="456.285714285714" calcext:value-type="float">
            <text:p>456.285714285714</text:p>
          </table:table-cell>
          <table:table-cell table:formula="of:=AVERAGE([.C2:.C260])" office:value-type="float" office:value="33.4920634920635" calcext:value-type="float">
            <text:p>33.4920634920635</text:p>
          </table:table-cell>
          <table:table-cell table:formula="of:=AVERAGE([.D2:.D260])" office:value-type="float" office:value="34.031746031746" calcext:value-type="float">
            <text:p>34.031746031746</text:p>
          </table:table-cell>
        </table:table-row>
        <table:table-row table:style-name="ro1">
          <table:table-cell table:formula="of:=STDEV([.A2:.A260])" office:value-type="float" office:value="32.8726422315734" calcext:value-type="float">
            <text:p>32.8726422315734</text:p>
          </table:table-cell>
          <table:table-cell table:formula="of:=STDEV([.B2:.B260])" office:value-type="float" office:value="295.771850956752" calcext:value-type="float">
            <text:p>295.771850956752</text:p>
          </table:table-cell>
          <table:table-cell table:formula="of:=STDEV([.C2:.C260])" office:value-type="float" office:value="12.4860002656674" calcext:value-type="float">
            <text:p>12.4860002656674</text:p>
          </table:table-cell>
          <table:table-cell table:formula="of:=STDEV([.D2:.D260])" office:value-type="float" office:value="13.7561996707654" calcext:value-type="float">
            <text:p>13.756199670765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35" calcext:value-type="float">
            <text:p>35</text:p>
          </table:table-cell>
        </table:table-row>
      </table:table>
      <table:named-expressions/>
      <table:database-ranges>
        <table:database-range table:name="__Anonymous_Sheet_DB__0" table:target-range-address="Sheet1.C2:Sheet1.C1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2:21:37.129767413</meta:creation-date>
    <dc:date>2018-05-16T13:14:40.704530357</dc:date>
    <meta:editing-duration>PT42M44S</meta:editing-duration>
    <meta:editing-cycles>2</meta:editing-cycles>
    <meta:generator>LibreOffice/5.4.6.2$Linux_X86_64 LibreOffice_project/40m0$Build-2</meta:generator>
    <meta:document-statistic meta:table-count="1" meta:cell-count="912" meta:object-count="0"/>
  </office:meta>
</office:document-meta>
</file>